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Times New Roman1" svg:font-family="'Times New Roman'"/>
    <style:font-face style:name="verdana" svg:font-family="verdana"/>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font-size-asian="12pt" style:font-size-complex="12pt"/>
    </style:style>
    <style:style style:name="P5" style:family="paragraph" style:parent-style-name="Standard">
      <style:paragraph-properties fo:margin-left="0cm" fo:margin-right="0cm" fo:orphans="2" fo:widows="2" fo:text-indent="0cm" style:auto-text-indent="false"/>
    </style:style>
    <style:style style:name="T1" style:family="text">
      <style:text-properties style:font-name-complex="Times New Roman"/>
    </style:style>
    <style:style style:name="T2" style:family="text">
      <style:text-properties fo:font-weight="normal" style:font-weight-asian="normal" style:font-name-complex="Times New Roman" style:font-weight-complex="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5" style:family="text">
      <style:text-properties fo:font-variant="normal" fo:text-transform="none" fo:color="#0000ff" style:font-name="Arial1" fo:font-size="9.75pt" fo:letter-spacing="normal" fo:font-style="normal" fo:font-weight="normal" style:font-name-complex="Times New Roman"/>
    </style:style>
    <style:style style:name="T6" style:family="text">
      <style:text-properties fo:font-variant="normal" fo:text-transform="none" fo:color="#0000ff" style:font-name="Times New Roman" fo:font-size="9.75pt" fo:letter-spacing="normal" fo:font-style="normal" fo:font-weight="normal" style:font-name-complex="Times New Roman"/>
    </style:style>
    <style:style style:name="T7" style:family="text">
      <style:text-properties fo:font-variant="normal" fo:text-transform="none" fo:color="#0000ff" style:font-name="Times New Roman" fo:font-size="12pt" fo:letter-spacing="normal" fo:font-style="normal" fo:font-weight="normal" style:font-size-asian="12pt" style:font-name-complex="Times New Roman" style:font-size-complex="12pt"/>
    </style:style>
    <style:style style:name="T8" style:family="text">
      <style:text-properties fo:font-size="12pt"/>
    </style:style>
    <style:style style:name="T9" style:family="text">
      <style:text-properties fo:font-weight="bold" style:font-weight-asian="bold" style:font-name-complex="Times New Roman" style:font-weight-complex="bold"/>
    </style:style>
    <style:style style:name="T10" style:family="text">
      <style:text-properties style:font-name="Times New Roman"/>
    </style:style>
    <style:style style:name="T11" style:family="text">
      <style:text-properties style:font-name="Times New Roman" fo:font-size="12pt" style:font-size-asian="12pt" style:font-name-complex="Times New Roman" style:font-size-complex="12pt"/>
    </style:style>
    <style:style style:name="T12" style:family="text">
      <style:text-properties style:font-size-asian="12pt"/>
    </style:style>
    <style:style style:name="T13" style:family="text">
      <style:text-properties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hua M. Grant</text:p>
      <text:p text:style-name="P1">102-305 Wharncliffe Road North, London, Ontario, N6G 1E1</text:p>
      <text:p text:style-name="P1">Email: <text:a xlink:type="simple" xlink:href="mailto:joshua.m.grant@gmail.com"><text:span text:style-name="Internet_20_link">joshua.m.grant@gmail.com</text:span></text:a></text:p>
      <text:p text:style-name="P1">Mobile: (226) 373-0152 <text:s/>Home: (519) 434-5604</text:p>
      <text:p text:style-name="P3"><text:span text:style-name="T3"/></text:p>
      <text:p text:style-name="P4"><text:span text:style-name="T3">Council of Ontario Universities<text:line-break/>180 Dundas Street West<text:line-break/>Suite 1100<text:line-break/>Toronto, Ontario </text:span></text:p>
      <text:p text:style-name="P4"><text:span text:style-name="T3">M5G 1Z8</text:span> </text:p>
      <text:p text:style-name="P4"/>
      <text:p text:style-name="P4"/>
      <text:p text:style-name="P4"/>
      <text:p text:style-name="P4"/>
      <text:p text:style-name="P4">To Whom It May Concern, </text:p>
      <text:p text:style-name="P4"/>
      <text:p text:style-name="P4"><text:span text:style-name="T1">The purpose of this letter is to convey my interest in pursuing the position of </text:span><text:span text:style-name="T9">Policy Analyst</text:span><text:span text:style-name="T1"> at the </text:span><text:span text:style-name="T2">Council of Ontario Universities</text:span><text:span text:style-name="T1">. My quantitative background in applied mathematics, combined with my interest in postsecondary issues and policy makes me a prime candidate for this position. I feel my many strengths would be an asset in this regard. </text:span></text:p>
      <text:p text:style-name="P4"><text:span text:style-name="T1"/></text:p>
      <text:p text:style-name="P4"><text:span text:style-name="T1">In terms of quantitative abilities, I have a strong background in both pure and applied mathematics. These skills translate directly to data analysis in using the correct methodology and making the best possible decision. I am more than comfortable applying statistical and logical reasoning and methods to gain insight to problems at hand. My experience in mathematical modeling is also valuable for model evaluation and decision making. Being a graduate student has provided me experience with research experience, in finding background information and relevant data from various sources. <text:s/>Making critical decisions based on abstract models is a skill at which I particularly excel. These qualities give me confidence that I would be excellent in a research capacity with your firm. </text:span></text:p>
      <text:p text:style-name="P4"><text:span text:style-name="T1"/></text:p>
      <text:p text:style-name="P4"><text:span text:style-name="T1">Also of interest to me are issues of postsecondary education, augmented by my experience in university settings. As a graduate student and councilor for the graduate student society at Western, I have <text:s/>experience with academic and institutional issues within a university setting. With some knowledge of economics and finance, the economics of postsecondary education is a topic I am deeply interested in. This includes university-specific issues, such as infrastructure financing and branding, and province-wide issues, such as the recent increase in graduate program funding by the Ontario government. Passion for these topics translates directly into a desire to perform well in a research capacity at your firm, working diligently on all problems put before me. <text:s/></text:span></text:p>
      <text:p text:style-name="P4"><text:span text:style-name="T1"/></text:p>
      <text:p text:style-name="P5"><text:span text:style-name="T11">I am confident in my technical abilities, and I would thrive in a position where I have the opportunity to apply my skills and knowledge to postsecondary issues and concerns. I</text:span><text:span text:style-name="T4">n terms of salary expectations, I would be hopeful for a range of $40,000 to $50,000</text:span><text:span text:style-name="T11">. I have attached my resume for your perusal, and I look forward to speaking with you to discuss this position further. </text:span></text:p>
      <text:p text:style-name="P4"><text:span text:style-name="T1"/></text:p>
      <text:p text:style-name="P4"><text:span text:style-name="T1">Sincerely, </text:span></text:p>
      <text:p text:style-name="P4"><text:span text:style-name="T1"/></text:p>
      <text:p text:style-name="P4"><text:span text:style-name="T1">Joshua Gr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imes New Roman1" svg:font-family="'Times New Roman'"/>
    <style:font-face style:name="verdana" svg:font-family="verdana"/>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76cm" fo:margin-bottom="0.176cm" fo:orphans="2" fo:widows="2" fo:hyphenation-ladder-count="no-limit"/>
      <style:text-properties style:font-name="Verdana" fo:font-size="9pt" style:letter-kerning="true" style:font-name-asian="Arial Unicode MS" style:font-size-asian="9pt" style:font-name-complex="Arial Unicode MS" style:font-size-complex="9pt" fo:hyphenate="true" fo:hyphenation-remain-char-count="2" fo:hyphenation-push-char-count="2"/>
    </style:style>
    <style:style style:name="Absatz-Standardschriftart" style:family="text"/>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oshua Grant</dc:title>
    <meta:initial-creator>Joshua Grant</meta:initial-creator>
    <meta:creation-date>2009-04-07T22:26:00</meta:creation-date>
    <dc:creator>Joshua Grant</dc:creator>
    <dc:date>2009-07-01T12:04:04</dc:date>
    <meta:editing-cycles>36</meta:editing-cycles>
    <meta:editing-duration>PT6H7M1S</meta:editing-duration>
    <meta:user-defined meta:name="Info 1"/>
    <meta:user-defined meta:name="Info 2"/>
    <meta:user-defined meta:name="Info 3"/>
    <meta:user-defined meta:name="Info 4"/>
    <meta:document-statistic meta:table-count="0" meta:image-count="0" meta:object-count="0" meta:page-count="1" meta:paragraph-count="13" meta:word-count="407" meta:character-count="2568"/>
  </office:meta>
</office:document-meta>
</file>